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fo:font-size="21pt" style:font-size-asian="21pt" style:font-size-complex="21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28" style:family="paragraph" style:parent-style-name="Text_20_body">
      <style:paragraph-properties fo:text-align="center" style:justify-single-word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cm" fo:margin-bottom="0cm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5">
      <style:paragraph-properties fo:margin-top="0cm" fo:margin-bottom="0cm" style:contextual-spacing="false"/>
    </style:style>
    <style:style style:name="P33" style:family="paragraph" style:parent-style-name="Text_20_body" style:list-style-name="L16"/>
    <style:style style:name="P34" style:family="paragraph" style:parent-style-name="Text_20_body" style:list-style-name="L16">
      <style:paragraph-properties fo:margin-top="0cm" fo:margin-bottom="0cm" style:contextual-spacing="false"/>
    </style:style>
    <style:style style:name="P35" style:family="paragraph" style:parent-style-name="Text_20_body" style:list-style-name="L17"/>
    <style:style style:name="P36" style:family="paragraph" style:parent-style-name="Text_20_body" style:list-style-name="L17">
      <style:paragraph-properties fo:margin-top="0cm" fo:margin-bottom="0cm" style:contextual-spacing="false"/>
    </style:style>
    <style:style style:name="P37" style:family="paragraph" style:parent-style-name="Text_20_body">
      <style:paragraph-properties fo:text-align="center" style:justify-single-word="false"/>
      <style:text-properties fo:font-size="21pt" style:font-size-asian="21pt" style:font-size-complex="21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teps to Open an Online Coaching Center</text:h>
      <text:p text:style-name="P37"/>
      <text:list xml:id="list671775555" text:style-name="L14">
        <text:list-item>
          <text:p text:style-name="P29"><text:span text:style-name="Strong_20_Emphasis">Market Research</text:span></text:p>
          <text:list>
            <text:list-item>
              <text:p text:style-name="P30">Identify your target audience: students preparing for exams (school and competitive), professionals seeking IT skills (coding, interview prep).</text:p>
            </text:list-item>
            <text:list-item>
              <text:p text:style-name="P30">Research competitors offering similar courses and understand their offerings and pricing.</text:p>
            </text:list-item>
            <text:list-item>
              <text:p text:style-name="P30">Determine unique selling points (USPs) that differentiate your coaching center.</text:p>
            </text:list-item>
          </text:list>
        </text:list-item>
        <text:list-item>
          <text:p text:style-name="P29"><text:span text:style-name="Strong_20_Emphasis">Business Plan</text:span></text:p>
          <text:list>
            <text:list-item>
              <text:p text:style-name="P30">Define business goals: Provide comprehensive education in IT skills (Python, Django, etc.) and academic subjects (English, Math, Science).</text:p>
            </text:list-item>
            <text:list-item>
              <text:p text:style-name="P30">Plan courses: Outline curriculum for each subject area including interview preparation.</text:p>
            </text:list-item>
            <text:list-item>
              <text:p text:style-name="P30">Set pricing strategies for different courses or modules.</text:p>
            </text:list-item>
            <text:list-item>
              <text:p text:style-name="P30">Budget for initial setup costs, marketing, and ongoing expenses.</text:p>
            </text:list-item>
          </text:list>
        </text:list-item>
        <text:list-item>
          <text:p text:style-name="P29"><text:span text:style-name="Strong_20_Emphasis">Website Development</text:span></text:p>
          <text:list>
            <text:list-item>
              <text:p text:style-name="P30"><text:span text:style-name="Strong_20_Emphasis">Domain and Hosting</text:span>: Purchase a domain name and reliable hosting service.</text:p>
            </text:list-item>
            <text:list-item>
              <text:p text:style-name="P30"><text:span text:style-name="Strong_20_Emphasis">Website Platform</text:span>: Choose a platform that supports a wide range of educational content (WordPress with LMS plugins, or custom development using Django).</text:p>
            </text:list-item>
            <text:list-item>
              <text:p text:style-name="P30"><text:span text:style-name="Strong_20_Emphasis">Website Design</text:span>: Design a responsive website with sections for course details, enrollment, testimonials, blog, and student resources.</text:p>
            </text:list-item>
            <text:list-item>
              <text:p text:style-name="P30"><text:span text:style-name="Strong_20_Emphasis">Payment Gateway</text:span>: Integrate a secure payment gateway for online transactions.</text:p>
            </text:list-item>
          </text:list>
        </text:list-item>
        <text:list-item>
          <text:p text:style-name="P29"><text:span text:style-name="Strong_20_Emphasis">Course Content Development</text:span></text:p>
          <text:list>
            <text:list-item>
              <text:p text:style-name="P30">Develop detailed curricula for English, Math, Science, and IT courses.</text:p>
            </text:list-item>
            <text:list-item>
              <text:p text:style-name="P30">Prepare lesson plans, tutorials, quizzes, assignments, and projects for each subject.</text:p>
            </text:list-item>
            <text:list-item>
              <text:p text:style-name="P30">Create multimedia content (videos, slides, PDFs) to enhance learning experiences.</text:p>
            </text:list-item>
          </text:list>
        </text:list-item>
        <text:list-item>
          <text:p text:style-name="P29"><text:span text:style-name="Strong_20_Emphasis">Learning Management System (LMS)</text:span></text:p>
          <text:list>
            <text:list-item>
              <text:p text:style-name="P30">Utilize an LMS to organize course content, track student progress, and manage enrollments.</text:p>
            </text:list-item>
            <text:list-item>
              <text:p text:style-name="P30">Choose from platforms like Moodle, Canvas, or consider building a custom LMS using Django tailored to your needs.</text:p>
            </text:list-item>
          </text:list>
        </text:list-item>
        <text:list-item>
          <text:p text:style-name="P29"><text:span text:style-name="Strong_20_Emphasis">Marketing and Promotion</text:span></text:p>
          <text:list>
            <text:list-item>
              <text:p text:style-name="P30">Establish social media profiles on LinkedIn, Facebook, Twitter, and Instagram.</text:p>
            </text:list-item>
            <text:list-item>
              <text:p text:style-name="P30">Develop a content marketing strategy with blogs, educational videos, and webinars covering all subject areas.</text:p>
            </text:list-item>
            <text:list-item>
              <text:p text:style-name="P30">Implement SEO techniques to increase visibility in search engines.</text:p>
            </text:list-item>
            <text:list-item>
              <text:p text:style-name="P30">Run targeted online ads (Google Ads, Facebook Ads) to reach your audience effectively.</text:p>
            </text:list-item>
          </text:list>
        </text:list-item>
        <text:list-item>
          <text:p text:style-name="P29"><text:span text:style-name="Strong_20_Emphasis">Student Enrollment and Management</text:span></text:p>
          <text:list>
            <text:list-item>
              <text:p text:style-name="P30">Create an intuitive online enrollment process on your website.</text:p>
            </text:list-item>
            <text:list-item>
              <text:p text:style-name="P30"><text:soft-page-break/>Manage student inquiries, registrations, and payments efficiently.</text:p>
            </text:list-item>
            <text:list-item>
              <text:p text:style-name="P30">Offer free trials or introductory classes to attract new students.</text:p>
            </text:list-item>
          </text:list>
        </text:list-item>
        <text:list-item>
          <text:p text:style-name="P29"><text:span text:style-name="Strong_20_Emphasis">Teaching and Interaction</text:span></text:p>
          <text:list>
            <text:list-item>
              <text:p text:style-name="P30">Conduct live classes using video conferencing tools such as Zoom, Google Meet, or Microsoft Teams.</text:p>
            </text:list-item>
            <text:list-item>
              <text:p text:style-name="P30">Facilitate student interactions through discussion forums, Slack channels, or dedicated chat platforms.</text:p>
            </text:list-item>
            <text:list-item>
              <text:p text:style-name="P30">Provide personalized mentorship sessions and feedback on student progress.</text:p>
            </text:list-item>
          </text:list>
        </text:list-item>
        <text:list-item>
          <text:p text:style-name="P29"><text:span text:style-name="Strong_20_Emphasis">Feedback and Improvement</text:span></text:p>
          <text:list>
            <text:list-item>
              <text:p text:style-name="P30">Gather feedback from students regularly to enhance course content and teaching methods.</text:p>
            </text:list-item>
            <text:list-item>
              <text:p text:style-name="P30">Continuously update and improve course materials based on feedback and industry developments.</text:p>
            </text:list-item>
          </text:list>
        </text:list-item>
        <text:list-item>
          <text:p text:style-name="P29"><text:span text:style-name="Strong_20_Emphasis">Legal and Compliance</text:span></text:p>
          <text:list>
            <text:list-item>
              <text:p text:style-name="P30">Register your coaching center as a business entity and ensure compliance with local regulations.</text:p>
            </text:list-item>
            <text:list-item>
              <text:p text:style-name="P29">Draft terms and conditions, privacy policy, and refund policy for your website to protect both your business and students.</text:p>
            </text:list-item>
          </text:list>
        </text:list-item>
      </text:list>
      <text:h text:style-name="Heading_20_3" text:outline-level="3">Tools and Technologies</text:h>
      <text:list xml:id="list1202583944" text:style-name="L15">
        <text:list-item>
          <text:p text:style-name="P32"><text:span text:style-name="Strong_20_Emphasis">Website Development</text:span>: WordPress, Django, HTML/CSS, JavaScript</text:p>
        </text:list-item>
        <text:list-item>
          <text:p text:style-name="P32"><text:span text:style-name="Strong_20_Emphasis">Learning Management System</text:span>: Moodle, Canvas, Custom Django LMS</text:p>
        </text:list-item>
        <text:list-item>
          <text:p text:style-name="P32"><text:span text:style-name="Strong_20_Emphasis">Video Conferencing</text:span>: Zoom, Google Meet, Microsoft Teams</text:p>
        </text:list-item>
        <text:list-item>
          <text:p text:style-name="P32"><text:span text:style-name="Strong_20_Emphasis">Payment Gateway</text:span>: Stripe, PayPal, Razorpay</text:p>
        </text:list-item>
        <text:list-item>
          <text:p text:style-name="P32"><text:span text:style-name="Strong_20_Emphasis">Content Creation</text:span>: Camtasia, Canva, PowerPoint</text:p>
        </text:list-item>
        <text:list-item>
          <text:p text:style-name="P31"><text:span text:style-name="Strong_20_Emphasis">Marketing Tools</text:span>: Google Analytics, SEO tools (Ahrefs, SEMrush), Social media schedulers (Buffer, Hootsuite)</text:p>
        </text:list-item>
      </text:list>
      <text:h text:style-name="Heading_20_3" text:outline-level="3">Example Website Structure</text:h>
      <text:list xml:id="list2793501529" text:style-name="L16">
        <text:list-item>
          <text:p text:style-name="P34"><text:span text:style-name="Strong_20_Emphasis">Homepage</text:span>: Overview of courses (coding, English, Math, Science, interview prep), testimonials, featured content.</text:p>
        </text:list-item>
        <text:list-item>
          <text:p text:style-name="P34"><text:span text:style-name="Strong_20_Emphasis">Courses</text:span>: Detailed descriptions, syllabus, pricing for each subject area.</text:p>
        </text:list-item>
        <text:list-item>
          <text:p text:style-name="P34"><text:span text:style-name="Strong_20_Emphasis">About Us</text:span>: Mission, vision, team information.</text:p>
        </text:list-item>
        <text:list-item>
          <text:p text:style-name="P34"><text:span text:style-name="Strong_20_Emphasis">Blog</text:span>: Educational articles, tips, student success stories.</text:p>
        </text:list-item>
        <text:list-item>
          <text:p text:style-name="P34"><text:span text:style-name="Strong_20_Emphasis">Contact Us</text:span>: Contact form, support email, phone number.</text:p>
        </text:list-item>
        <text:list-item>
          <text:p text:style-name="P33"><text:span text:style-name="Strong_20_Emphasis">Student Portal</text:span>: Secure login for enrolled students to access courses, resources, and track progress.</text:p>
        </text:list-item>
      </text:list>
      <text:h text:style-name="Heading_20_3" text:outline-level="3">Implementation Plan</text:h>
      <text:list xml:id="list1386372214" text:style-name="L17">
        <text:list-item>
          <text:p text:style-name="P36"><text:span text:style-name="Strong_20_Emphasis">Months 1-2</text:span>: Market research, finalize business plan, and secure domain and hosting.</text:p>
        </text:list-item>
        <text:list-item>
          <text:p text:style-name="P36"><text:span text:style-name="Strong_20_Emphasis">Months 3-4</text:span>: Develop website, create course content for all subjects, set up LMS.</text:p>
        </text:list-item>
        <text:list-item>
          <text:p text:style-name="P36"><text:span text:style-name="Strong_20_Emphasis">Month 5</text:span>: Test website functionality, integrate payment gateway, conduct soft launch.</text:p>
        </text:list-item>
        <text:list-item>
          <text:p text:style-name="P35"><text:span text:style-name="Strong_20_Emphasis">Month 6</text:span>: Official launch, start marketing campaigns, enroll first batch of students.</text:p>
        </text:list-item>
      </text:list>
      <text:p text:style-name="P2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03:33:07.649730211</meta:creation-date>
    <dc:date>2024-06-30T03:36:27.090616095</dc:date>
    <meta:editing-duration>PT3M19S</meta:editing-duration>
    <meta:editing-cycles>1</meta:editing-cycles>
    <meta:document-statistic meta:table-count="0" meta:image-count="0" meta:object-count="0" meta:page-count="3" meta:paragraph-count="60" meta:word-count="622" meta:character-count="4275" meta:non-whitespace-character-count="3769"/>
    <meta:generator>LibreOffice/7.3.7.2$Linux_X86_64 LibreOffice_project/30$Build-2</meta:generator>
  </office:meta>
</office:document-meta>
</file>